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0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01"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cc62"/>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2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2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2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a521a7" style:text-blinking="false" fo:background-color="#ffffff" loext:char-shading-value="0" style:font-size-asian="20pt" style:font-weight-asian="normal" style:font-size-complex="20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normal" style:text-blinking="false" fo:background-color="#ffffff" loext:char-shading-value="0" style:font-size-asian="20pt" style:font-weight-asian="normal" style:font-size-complex="20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2"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3"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4"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5" style:family="text">
      <style:text-properties fo:font-variant="normal" fo:text-transform="none" fo:letter-spacing="normal" fo:font-style="normal" fo:font-weight="normal" loext:padding="0cm" loext:border="none"/>
    </style:style>
    <style:style style:name="T76" style:family="text">
      <style:text-properties fo:font-variant="normal" fo:text-transform="none" fo:letter-spacing="normal" fo:font-style="normal" fo:font-weight="normal" officeooo:rsid="0023eccc" loext:padding="0cm" loext:border="none"/>
    </style:style>
    <style:style style:name="T77" style:family="text">
      <style:text-properties style:text-line-through-style="none" style:text-line-through-type="none" officeooo:rsid="001cbc37"/>
    </style:style>
    <style:style style:name="T78" style:family="text">
      <style:text-properties officeooo:rsid="001cbc37"/>
    </style:style>
    <style:style style:name="T79" style:family="text">
      <style:text-properties officeooo:rsid="009288b2"/>
    </style:style>
    <style:style style:name="T80" style:family="text">
      <style:text-properties officeooo:rsid="008aa1e1"/>
    </style:style>
    <style:style style:name="T81" style:family="text">
      <style:text-properties officeooo:rsid="0088e65a"/>
    </style:style>
    <style:style style:name="T82" style:family="text">
      <style:text-properties officeooo:rsid="0090bbe2"/>
    </style:style>
    <style:style style:name="T83" style:family="text">
      <style:text-properties officeooo:rsid="009455c3"/>
    </style:style>
    <style:style style:name="T84" style:family="text">
      <style:text-properties officeooo:rsid="008e43e5"/>
    </style:style>
    <style:style style:name="T85" style:family="text">
      <style:text-properties officeooo:rsid="008ee5a5"/>
    </style:style>
    <style:style style:name="T86" style:family="text">
      <style:text-properties officeooo:rsid="0020d246"/>
    </style:style>
    <style:style style:name="T87" style:family="text">
      <style:text-properties officeooo:rsid="006e0160"/>
    </style:style>
    <style:style style:name="T88" style:family="text">
      <style:text-properties fo:color="#1c1d1e"/>
    </style:style>
    <style:style style:name="T89" style:family="text">
      <style:text-properties fo:color="#333333" style:font-name="Liberation Sans" style:font-size-asian="12pt" style:font-size-complex="12pt"/>
    </style:style>
    <style:style style:name="T90" style:family="text">
      <style:text-properties officeooo:rsid="002f6d0d"/>
    </style:style>
    <style:style style:name="T91" style:family="text">
      <style:text-properties officeooo:rsid="0030ab0a"/>
    </style:style>
    <style:style style:name="T92" style:family="text">
      <style:text-properties officeooo:rsid="0031ea9c"/>
    </style:style>
    <style:style style:name="T93" style:family="text">
      <style:text-properties officeooo:rsid="00330a05"/>
    </style:style>
    <style:style style:name="T94" style:family="text">
      <style:text-properties officeooo:rsid="00331d9d"/>
    </style:style>
    <style:style style:name="T95" style:family="text">
      <style:text-properties officeooo:rsid="003359d1"/>
    </style:style>
    <style:style style:name="T96" style:family="text">
      <style:text-properties officeooo:rsid="0034cbb2"/>
    </style:style>
    <style:style style:name="T97" style:family="text">
      <style:text-properties officeooo:rsid="003b980d"/>
    </style:style>
    <style:style style:name="T98" style:family="text">
      <style:text-properties officeooo:rsid="003d1433"/>
    </style:style>
    <style:style style:name="T99" style:family="text">
      <style:text-properties officeooo:rsid="003da135"/>
    </style:style>
    <style:style style:name="T100" style:family="text">
      <style:text-properties officeooo:rsid="003f5102"/>
    </style:style>
    <style:style style:name="T101" style:family="text">
      <style:text-properties officeooo:rsid="000ce571" fo:background-color="#ffff00" loext:char-shading-value="0"/>
    </style:style>
    <style:style style:name="T102" style:family="text">
      <style:text-properties officeooo:rsid="000ed15d" fo:background-color="#ffff00" loext:char-shading-value="0"/>
    </style:style>
    <style:style style:name="T103" style:family="text">
      <style:text-properties officeooo:rsid="0041f96a" fo:background-color="#ffff00" loext:char-shading-value="0"/>
    </style:style>
    <style:style style:name="T104" style:family="text">
      <style:text-properties officeooo:rsid="012c55f9"/>
    </style:style>
    <style:style style:name="T105" style:family="text">
      <style:text-properties officeooo:rsid="004c2ae6"/>
    </style:style>
    <style:style style:name="T106" style:family="text">
      <style:text-properties officeooo:rsid="004fd715"/>
    </style:style>
    <style:style style:name="T107" style:family="text">
      <style:text-properties officeooo:rsid="0050e4e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520a9" fo:background-color="#ff8000" loext:char-shading-value="0"/>
    </style:style>
    <style:style style:name="T110" style:family="text">
      <style:text-properties officeooo:rsid="0055e0ff"/>
    </style:style>
    <style:style style:name="T111" style:family="text">
      <style:text-properties officeooo:rsid="0062d8ac"/>
    </style:style>
    <style:style style:name="T112" style:family="text">
      <style:text-properties officeooo:rsid="0066c22e"/>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officeooo:rsid="006d6562"/>
    </style:style>
    <style:style style:name="T115" style:family="text">
      <style:text-properties officeooo:rsid="0071b505"/>
    </style:style>
    <style:style style:name="T116" style:family="text">
      <style:text-properties officeooo:rsid="00749c35"/>
    </style:style>
    <style:style style:name="T117" style:family="text">
      <style:text-properties officeooo:rsid="007520a9"/>
    </style:style>
    <style:style style:name="T118" style:family="text">
      <style:text-properties officeooo:rsid="007520a9" fo:background-color="#5983b0" loext:char-shading-value="0"/>
    </style:style>
    <style:style style:name="T119" style:family="text">
      <style:text-properties officeooo:rsid="007520a9" fo:background-color="#00a933" loext:char-shading-value="0"/>
    </style:style>
    <style:style style:name="T120" style:family="text">
      <style:text-properties officeooo:rsid="007520a9" fo:background-color="#c9211e" loext:char-shading-value="0"/>
    </style:style>
    <style:style style:name="T121" style:family="text">
      <style:text-properties style:font-size-asian="10.5pt" style:font-size-complex="12pt"/>
    </style:style>
    <style:style style:name="T122" style:family="text">
      <style:text-properties officeooo:rsid="00760e74" style:font-size-asian="10.5pt" style:font-size-complex="12pt"/>
    </style:style>
    <style:style style:name="T123" style:family="text">
      <style:text-properties officeooo:rsid="00764a43" style:font-size-asian="10.5pt" style:font-size-complex="12pt"/>
    </style:style>
    <style:style style:name="T124" style:family="text">
      <style:text-properties officeooo:rsid="00778401" style:font-size-asian="10.5pt" style:font-size-complex="12pt"/>
    </style:style>
    <style:style style:name="T125" style:family="text">
      <style:text-properties officeooo:rsid="00764a43"/>
    </style:style>
    <style:style style:name="T126" style:family="text">
      <style:text-properties officeooo:rsid="007d3151"/>
    </style:style>
    <style:style style:name="T127" style:family="text">
      <style:text-properties officeooo:rsid="00847158"/>
    </style:style>
    <style:style style:name="T128" style:family="text">
      <style:text-properties officeooo:rsid="00774931"/>
    </style:style>
    <style:style style:name="T129" style:family="text">
      <style:text-properties style:font-name="Liberation Serif1"/>
    </style:style>
    <style:style style:name="T130" style:family="text">
      <style:text-properties style:font-name="Liberation Serif1" fo:font-weight="bold"/>
    </style:style>
    <style:style style:name="T131" style:family="text">
      <style:text-properties style:font-name="Liberation Serif1" fo:font-weight="bold" officeooo:rsid="009534a7"/>
    </style:style>
    <style:style style:name="T132" style:family="text">
      <style:text-properties style:font-name="Liberation Serif1" fo:font-style="italic"/>
    </style:style>
    <style:style style:name="T133" style:family="text">
      <style:text-properties officeooo:rsid="0262bb01"/>
    </style:style>
    <style:style style:name="T134" style:family="text">
      <style:text-properties officeooo:rsid="0265e15b"/>
    </style:style>
    <style:style style:name="T135" style:family="text">
      <style:text-properties officeooo:rsid="025f8748"/>
    </style:style>
    <style:style style:name="T136" style:family="text">
      <style:text-properties style:text-position="-33% 80%" officeooo:rsid="025f8748"/>
    </style:style>
    <style:style style:name="T137" style:family="text">
      <style:text-properties officeooo:rsid="026966a0"/>
    </style:style>
    <style:style style:name="T138" style:family="text">
      <style:text-properties style:font-name="sans-serif" fo:font-size="10.5pt"/>
    </style:style>
    <style:style style:name="T139" style:family="text">
      <style:text-properties style:font-name="sans-serif" fo:font-size="10.5pt" officeooo:rsid="0090fe3f"/>
    </style:style>
    <style:style style:name="T140" style:family="text">
      <style:text-properties style:font-name="Liberation Sans" officeooo:rsid="0093a60f"/>
    </style:style>
    <style:style style:name="T141" style:family="text">
      <style:text-properties fo:font-variant="small-caps"/>
    </style:style>
    <style:style style:name="T142" style:family="text">
      <style:text-properties style:font-name="serif" fo:font-size="11.25pt"/>
    </style:style>
    <style:style style:name="T143" style:family="text">
      <style:text-properties officeooo:rsid="00a1f8e3"/>
    </style:style>
    <style:style style:name="T144" style:family="text">
      <style:text-properties officeooo:rsid="00a6752e"/>
    </style:style>
    <style:style style:name="T145" style:family="text">
      <style:text-properties style:font-name="Liberation Sans" fo:font-size="12pt" style:font-size-asian="12pt" style:font-size-complex="12pt"/>
    </style:style>
    <style:style style:name="T146" style:family="text">
      <style:text-properties style:text-position="0% 100%" style:font-name="Liberation Sans" fo:font-size="12pt" style:font-size-asian="12pt" style:font-size-complex="12pt"/>
    </style:style>
    <style:style style:name="T147" style:family="text">
      <style:text-properties style:text-position="0% 100%" style:font-name="Liberation Sans" fo:font-size="12pt" officeooo:rsid="028d8ea4" style:font-size-asian="12pt" style:font-size-complex="12pt"/>
    </style:style>
    <style:style style:name="T148" style:family="text">
      <style:text-properties style:text-position="0% 100%" style:font-name="Liberation Sans" fo:font-size="12pt" officeooo:rsid="02d01ae0" style:font-size-asian="12pt" style:font-size-complex="12pt"/>
    </style:style>
    <style:style style:name="T149" style:family="text">
      <style:text-properties style:text-position="0% 100%" style:font-name="Liberation Sans" fo:font-size="12pt" officeooo:rsid="02cddcb1" style:font-size-asian="12pt" style:font-size-complex="12pt"/>
    </style:style>
    <style:style style:name="T150" style:family="text">
      <style:text-properties style:text-position="0% 100%" officeooo:rsid="00a6752e"/>
    </style:style>
    <style:style style:name="T151" style:family="text">
      <style:text-properties style:text-position="0% 100%" officeooo:rsid="00aacc62"/>
    </style:style>
    <style:style style:name="T152" style:family="text">
      <style:text-properties style:text-position="0% 100%" officeooo:rsid="00aae3df"/>
    </style:style>
    <style:style style:name="T153" style:family="text">
      <style:text-properties officeooo:rsid="00b26cf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01">s, DD retrasa la fase y LL la adelant</text:span><text:span text:style-name="T102">a</text:span><text:span text:style-name="T101">. </text:span><text:span text:style-name="T103">MIRAR SI ESO PASA CON TAURI. </text:span><text:span text:style-name="T101">LL muy alta desincroniza el reloj por completo. </text:span><text:span text:style-name="T102">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8">##########################</text:span>INTRO</text:p>
      <text:p text:style-name="P5"/>
      <text:p text:style-name="P7"/>
      <text:p text:style-name="P31"><text:span text:style-name="T81">Estructuras </text:span><text:span text:style-name="T82">de internet</text:span><text:span text:style-name="T81">: </text:span></text:p>
      <text:p text:style-name="P31"><text:span text:style-name="T46">1.</text:span><text:span text:style-name="T45">La justificación de la selección del tema que se va a desarrollar.</text:span></text:p>
      <text:list xml:id="list59545822" text:style-name="L1">
        <text:list-header>
          <text:p text:style-name="P120"><text:span text:style-name="T81">2</text:span>Algunos antecedentes.</text:p>
        </text:list-header>
      </text:list>
      <text:p text:style-name="P38"><text:soft-page-break/><text:span text:style-name="T81">3.</text:span>El propósito del trabajo de investigación, es decir, hacia dónde el autor dirige sus pasos con la <text:span text:style-name="T23">tesis</text:span>.</text:p>
      <text:p text:style-name="P38"><text:span text:style-name="T81">4.</text:span>La exposición general del tema.</text:p>
      <text:p text:style-name="P30">Ó :</text:p>
      <text:p text:style-name="P29">1.Establecer la importancia del tema.</text:p>
      <text:p text:style-name="P39"><text:span text:style-name="T81">2.</text:span>Discutir investigaciones previas y / o actuales en el campo</text:p>
      <text:p text:style-name="P39"><text:span text:style-name="T81">3.</text:span>Identificar el problema y explicar el enfoque adoptado para resolverlo.</text:p>
      <text:p text:style-name="P39"><text:span text:style-name="T81">4.</text:span>Describir brevemente el presente documento.</text:p>
      <text:p text:style-name="P39"/>
      <text:p text:style-name="P34">Yo creo que: </text:p>
      <text:p text:style-name="P37">Igual hacer un párrafo introductorio <text:span text:style-name="T79">hablando del objetivo principal del trabajo, y dentro de que disciplinas se encuentra. Así hablar</text:span> de las disciplinas que este trabajo une, y como esas displinas beben <text:span text:style-name="T79">de computacion, matematicas </text:span><text:span text:style-name="T83">y</text:span><text:span text:style-name="T79"> biologia molecular. </text:span></text:p>
      <text:p text:style-name="P37"/>
      <text:p text:style-name="P6"><text:span text:style-name="T4">Idea principal descartada :</text:span><text:span text:style-name="T105"> </text:span>1. Cronobiologia:</text:p>
      <text:p text:style-name="P47"><text:span text:style-name="T79">que es, </text:span>presencia de ritmos biologicos, <text:span text:style-name="T80">(desde poblaciones a genes)</text:span> sentido biológico de los mismos, distribuicion de estos ritmos, <text:span text:style-name="T97">ejemplos de experimentos con todos esos ritmos. </text:span><text:span text:style-name="T80">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0">estudio del reloj circadiano</text:span> en humanos y otros organismos. Mencionar los grandes <text:span text:style-name="T80">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0">Algunos efectos observados en plantas a simple vista, <text:s/></text:span><text:span text:style-name="T26">y hacer review del campo en plantas.</text:span><text:span text:style-name="T80"> mencionar el interés de observar estos efectos sobre las algas y poder aplicar ese conocimiento al cultivo </text:span><text:span text:style-name="T26">in</text:span><text:span text:style-name="T80">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5">: </text:span><text:span text:style-name="T100">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8">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9"> </text:span><text:span text:style-name="T35">P</text:span><text:span text:style-name="T36">or qué es importante: Como se relaciona y afecta esto globalmente a los humanos</text:span><text:span text:style-name="T34">,primera observación mimosa, </text:span><text:span text:style-name="T99">buscar otros ejemplos de pioneros (alguna pionera?), </text:span><text:span text:style-name="T34">seguir con otros descubrimientos como el primer gen, el primer procariota, etc</text:span><text:span text:style-name="T99">.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9">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00">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4">493</text:span></text:p>
      <text:p text:style-name="P44"/>
      <text:p text:style-name="P72"><text:span text:style-name="T50">f</text:span><text:span text:style-name="T49">igura timeline:</text:span></text:p>
      <text:p text:style-name="P71"><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94">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90">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90">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90">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90">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90">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90">i</text:span>ncreasing reproductive fitness (Beaver et al, 2002).</text:p>
      <text:p text:style-name="P34"/>
      <text:p text:style-name="P34">-<text:span text:style-name="T91">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92">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6">(Bünning, E. Über die Erblichkeit der Tagesperiodizität bei</text:span></text:p>
      <text:p text:style-name="P43">den Phaseolus Blättern. Jahrbücher für wissenschaftliche</text:p>
      <text:p text:style-name="P42"><text:span text:style-name="T96">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92">The complexity </text:span>of the clock was viewed as an obstacle to its genetic analysis. Eventually, pioneering mutagenesis screens</text:p>
      <text:p text:style-name="P42">revealed the first clock gene (Period) in Drosophila melanogaster (Konopka &amp; <text:span text:style-name="T92">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3">Relacion: As our society moves towards a worldwide ‘24/7’ culture, with </text:span>shift work and jet lag almost the norm, circadian clock research is becoming highly relevant to human health, behaviour and quality of life. Chronotype <text:span text:style-name="T93">(Entrained phase is described by ‘chronotype’, a term that reflects the preferred timing of activity and rest during the day)</text:span> is our only handle on human clock genetics in real life. Understanding the complex genetics (and possibly epigenetics <text:span text:style-name="T95">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5">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4">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4">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4"> Hablar de como se van abaratando con el tiempo a medida que se desarrollan. </text:span><text:span text:style-name="T85">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5">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5">. </text:span><text:span text:style-name="T22">Destacar con la leyenda o de otra forma la importancia de los estudios dentro de esta disciplina debido a la gran aportación que supone para la ciencia estudiar un proceso de forma holística, </text:span><text:span text:style-name="T84">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5">.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68"><text:span text:style-name="T47">-</text:span><text:span text:style-name="T75">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8"><text:span text:style-name="T75">-</text:span><text:span text:style-name="T76">Primeras tecnicas de secuenciación 45 years ago</text:span></text:p>
      <text:p text:style-name="P68"><text:span text:style-name="T47">-</text:span><text:span text:style-name="T75">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9">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8"><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77">-</text:span><text:span text:style-name="T88">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8">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106">12/12 Cells entered in S phase at ZT7 and exited at ZT16. Cells G2/M were present from ZT10 to ZT19. </text:span><text:span text:style-name="T114">En LD se atrasa y SD se adelanta, con respecto a estos datos en ND</text:span></text:p>
      <text:p text:style-name="P55">-Most genes under investigation (32/37) were rhythmically transcribed.</text:p>
      <text:p text:style-name="P55">-<text:span text:style-name="T107">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10">(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11">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2">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3">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86">(30 - 40)</text:span><text:line-break/>AlgaeFUN with MARACAS</text:p>
      <text:p text:style-name="P8">Chlorophyta</text:p>
      <text:p text:style-name="P8">Tabla con las características genómicas y fisiológicas. </text:p>
      <text:p text:style-name="P9">Paper de Haematococcus <text:span text:style-name="T87">y klebsormidium </text:span></text:p>
      <text:p text:style-name="P9"/>
      <text:p text:style-name="P9">Chapter 3. </text:p>
      <text:p text:style-name="P10">Transcriptomics diurnal/seasonal. </text:p>
      <text:p text:style-name="P10"/>
      <text:p text:style-name="P10">Chapter 4. </text:p>
      <text:p text:style-name="P10">Proteomics diurnal/sea<text:span text:style-name="T127">sonal</text:span>. </text:p>
      <text:p text:style-name="P10"/>
      <text:p text:style-name="P10">Chapter 5. </text:p>
      <text:p text:style-name="P10">Physiological. Integration</text:p>
      <text:p text:style-name="P27"><text:span text:style-name="T140">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8">Results</text:p>
      <text:p text:style-name="P78"/>
      <text:p text:style-name="P78"/>
      <text:p text:style-name="P79">Chapter1: ideas: </text:p>
      <text:p text:style-name="P96"><text:span text:style-name="T121">Comenzar con una intro a la necesidad de herramientas que permitan procesar datos ómicos y explorar sus resultados en microalgas </text:span><text:span text:style-name="T123">para avanzar en la investigacion de este campo. </text:span><text:span text:style-name="T124">Justifificacion: </text:span><text:span text:style-name="T122">Qué es esta herramienta. </text:span></text:p>
      <text:p text:style-name="P80"/>
      <text:p text:style-name="P80">Implementación: </text:p>
      <text:p text:style-name="P82"><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115"> </text:span><text:span text:style-name="T39">Desarrollo de los paquetes. </text:span><text:span text:style-name="T38">Describir pipeline tanto de rna-seq como de chipseq (paper). </text:span><text:span text:style-name="T115">Figuras del paper. </text:span></text:p>
      <text:p text:style-name="P98"><text:span text:style-name="T115">Terminar con parrafo introductorio a los estudios del lab donde se ha usado la webtool: haematococcus y klebs. El uso de la app en el analisis de esos datos de rnaseq ha aportado conclusiones novedosas que han sido publicadas con éxito. Además de</text:span><text:span text:style-name="T125">l analisis de</text:span><text:span text:style-name="T115"> datos de chipseq que </text:span><text:span text:style-name="T125">han sido</text:span><text:span text:style-name="T115"> generados como parte de otro proyecto, que debido a no estar aun publicado, se usarán otros datos de chipseq ya publicados como caso de estudio. </text:span></text:p>
      <text:p text:style-name="P81"/>
      <text:p text:style-name="P84">Caso de estudio 1: RNA-seq analysis de klebsormidium <text:span text:style-name="T116">y haematococcus</text:span>.</text:p>
      <text:p text:style-name="P97">Explicar las bases del estudio de klebsormidium brevemente <text:span text:style-name="T117">como estudio de ciencia básica</text:span> <text:span text:style-name="T117">y el de haematococcus como estudio con aplicación biotecnologa. P</text:span>asar al resultado generado con maracas <text:span text:style-name="T116">Meter aquí el report de maracas. </text:span><text:span text:style-name="T117">Mencionar el efecto represor de las condiciones de haematoccocus y el equilibrado de klebs sobre los volcano. Bien agrupadas las muestras en ambos casos con el pca.</text:span><text:span text:style-name="T116"> </text:span><text:s/>Usar como ejemplo el caso de estudio del paper. <text:span text:style-name="T117">Pasa al uso</text:span><text:span text:style-name="T116"> de la interfaz grafica de tauri. </text:span><text:span text:style-name="T117">((añadir figura con el pantallazo de la interfaz)</text:span></text:p>
      <text:p text:style-name="P97"><text:span text:style-name="T117">Menciona los ejemplos de GO y KEGG de la figura final.</text:span><text:span text:style-name="T116"> Comentar al final brevemente algunas conclusiones relevantes que se pudieron sacar gracias a este analisis.</text:span></text:p>
      <text:p text:style-name="P85"><text:span text:style-name="T117">((Hacer una figura bonita con el </text:span><text:span text:style-name="T109">volcano plot, pca,</text:span><text:span text:style-name="T117"> y </text:span><text:span text:style-name="T118">enrichment analysis GO y KEGG</text:span><text:span text:style-name="T117"> de </text:span><text:span text:style-name="T119">klebsormidium</text:span><text:span text:style-name="T117">. Hacer otra igual para </text:span><text:span text:style-name="T120">haematococcus.</text:span><text:span text:style-name="T117">))</text:span></text:p>
      <text:p text:style-name="P85"/>
      <text:p text:style-name="P84">Caso de estudio <text:span text:style-name="T125">2</text:span>: Chip-seq analysis de already published data chlamy.</text:p>
      <text:p text:style-name="P86"><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7"/>
      <text:p text:style-name="P88"><text:span text:style-name="T126">Valuation of the contribution of ALGAEFUN with MARACAS to the field</text:span>: </text:p>
      <text:p text:style-name="P83"><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5">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89"><text:span text:style-name="T128">C</text:span>apitulo 2: transcriptomica. </text:p>
      <text:p text:style-name="P90">supp1 (rna reability), </text:p>
      <text:p text:style-name="P90">fig 1(analisis de ritmicidad),</text:p>
      <text:p text:style-name="P93">Venn y boxplot en una: </text:p>
      <text:p text:style-name="P90"><text:span text:style-name="T130">(A)</text:span> <text:span text:style-name="T129">Venn diagram comparing rhythmic</text:span> <text:span text:style-name="T129">genes under long day (LD, 16h light / 8h dark) conditions (light blue circle) and short day (SD, 8h light / 16h dark) conditions (light red circle). Genes exhibiting rhythmic expression patterns are almost identical under both photoperiodic entrainments. </text:span><text:span text:style-name="T130">(B)</text:span> <text:span text:style-name="T129">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90"/>
      <text:p text:style-name="P90"/>
      <text:p text:style-name="P91">fig 2 (efecto de free running conditions),</text:p>
      <text:h text:style-name="P100" text:outline-level="1">Modeling a circadian surface para el adelanto de la fase acorte del periodo en DD</text:h>
      <text:p text:style-name="P91"><text:s/>supp 4 (efecto de desincronizacion)</text:p>
      <text:p text:style-name="P69"><text:span text:style-name="T139">under both photoperiods parece que tiene un fuerte efecto LL desincronizador como se ha visto que ocurre en mamiferos. </text:span><text:span text:style-name="T133">por eso DD es mayor. </text:span><text:bookmark text:name="screen-reader-main-title"/><text:span text:style-name="T137">desincriza con la reduccion de amplitud FIG 22 (</text:span>Layers of crosstalk between circadian regulation and environmental signalling in plants<text:span text:style-name="T137">)</text:span></text:p>
      <text:p text:style-name="P64"><text:span text:style-name="T133"><text:s/></text:span><text:bookmark text:name="jumplink-kiac204-B28"/><text:a xlink:type="simple" xlink:href="javascript:;" text:style-name="Internet_20_link" text:visited-style-name="Visited_20_Internet_20_Link">Graf et al., 2010</text:a>).</text:p>
      <text:p text:style-name="P102">Ll dd en pajaros 353 The Effect of Constant Light and Phase Shifts on a Learned Time-Place Association in Garden Warblers (Sylvia borin): Hourglass or Circadian Clock?</text:p>
      <text:p text:style-name="P102">DE THALIANA Quantitative analysis of regulatory flexibility under</text:p>
      <text:p text:style-name="P102">changing environmental conditions</text:p>
      <text:p text:style-name="P99"><text:span text:style-name="T73">An extended mathematical model for reproducing the phase response</text:span><text:span text:style-name="T56"><text:line-break/></text:span><text:span text:style-name="T73">of</text:span><text:span text:style-name="T56"> </text:span><text:span text:style-name="T73">Arabidopsis thaliana</text:span><text:span text:style-name="T56"> </text:span><text:span text:style-name="T73">under various light conditions</text:span></text:p>
      <text:p text:style-name="P103">los que coinciden con tauri: ratones </text:p>
      <text:p text:style-name="P103">Influence of short-term constant light on phase shift of mouse circadian locomotor activity rhythm induced by agonist and antagonist of serotonin</text:p>
      <text:p text:style-name="P103"><text:soft-page-break/>Desflurane anesthesia shifts the circadian rhythm phase depending on the time of day of anesthesia</text:p>
      <text:h text:style-name="P101" text:outline-level="1">Circadian Timing: From Genetics to Behavior :</text:h>
      <text:p text:style-name="P92">A commonly used model of circadian disruption is constant light (<text:span text:style-name="T141">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01" text:outline-level="1"><text:bookmark text:name="artTitle"/>Circadian Behaviour in Neuroglobin Deficient Mice</text:h>
      <text:p text:style-name="P67"/>
      <text:p text:style-name="P92"><draw:frame draw:style-name="fr2" draw:name="Imagen1" text:anchor-type="char" svg:width="17cm" svg:height="11.709cm" draw:z-index="0"><draw:image xlink:href="Pictures/100002010000032000000227F6438846F287E983.png" xlink:type="simple" xlink:show="embed" xlink:actuate="onLoad" loext:mime-type="image/png"/></draw:frame></text:p>
      <text:p text:style-name="P122">Phase shift en LL en corales: Photosynthetic circadian rhythmicity patterns of Symbiodinium, [corrected] the coral endosymbiotic algae </text:p>
      <text:p text:style-name="P122">q<text:span text:style-name="T142">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121"><text:span text:style-name="T142"/></text:p>
      <text:p text:style-name="P121"><text:span text:style-name="T142"/></text:p>
      <text:p text:style-name="P104"><text:soft-page-break/>CICLO CELULAR: S-Phase and M-Phase Timing Are under Independent Circadian Control in the Dinoflagellate Lingulodinium SIMILAR A LO QUE HEMOS visto en LD y SD en tauri, pero en un dinoflagelado. </text:p>
      <text:p text:style-name="P104"><draw:frame draw:style-name="fr1" draw:name="Imagen2" text:anchor-type="char" svg:width="15.222cm" svg:height="14.896cm" draw:z-index="1"><draw:image xlink:href="Pictures/100002010000025F00000252C46ED5CDA9BD249A.png" xlink:type="simple" xlink:show="embed" xlink:actuate="onLoad" loext:mime-type="image/png"/></draw:frame></text:p>
      <text:p text:style-name="P94">Barplots y l/o plots en otra:</text:p>
      <text:p text:style-name="P94">recordar definicion de proceso circadiano. Por eso ahora analizamos el mantenimiento de la ritmicidad de los niveles de expresion bajo free running conditions. </text:p>
      <text:p text:style-name="P95">One of the main observations is that the maintainance of rhythmic expression profiles is dependent on the photoperiod of entrainment. </text:p>
      <text:p text:style-name="P70"><text:span text:style-name="T133">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4"><text:span text:style-name="T133"><text:s/>solo LL dependientes del photoperiodo fig 21 B y DD dependientes del skotoperiodo fig 21 D, y seguramente regulados por otros mecanismos regulatorios como es el caso del ciclo celular que ya esta descrito </text:span><text:span text:style-name="T134">(</text:span><text:bookmark text:name="_NBK6251_1"/><text:span text:style-name="T135">Circadian Organization in the Algal Flagellate </text:span><text:span text:style-name="T17">Euglena </text:span><text:span text:style-name="T18">y chlamy (Cell cycle control by timer and sizer in Chlamydomonas) as well as in tauri (la del ciclo y fase S)</text:span><text:span text:style-name="T135"> </text:span><text:span text:style-name="T133"><text:s/>que tiene doble </text:span><text:soft-page-break/><text:span text:style-name="T133">regulacion por el clock y el crecimiento celular-- </text:span><text:span text:style-name="T135">G</text:span><text:span text:style-name="T136">1</text:span><text:span text:style-name="T135">-phase cells is light-dependent </text:span><text:span text:style-name="T133">depende de la luz lo cual tiene sentido por la fotosintesis (CITA)</text:span></text:p>
      <text:p text:style-name="P73"><text:span text:style-name="T138">The strongest group of genes translated at night</text:span><text:line-break/><text:span text:style-name="T138">was</text:span> <text:span text:style-name="T138">that</text:span> <text:span text:style-name="T138">encoding</text:span> <text:span text:style-name="T138">ribosomal</text:span> <text:span text:style-name="T138">proteins.</text:span> <text:span text:style-name="T138">Since</text:span> <text:span text:style-name="T138">ribosome</text:span><text:line-break/><text:span text:style-name="T138">biosynthesis occupies a large part of the transcriptional</text:span><text:line-break/><text:span text:style-name="T138">and translational machinery of the cell, it seems logical to</text:span><text:line-break/><text:span text:style-name="T138">produce them when there are fewer processes going on</text:span></text:p>
      <text:p text:style-name="P77"/>
      <text:p text:style-name="P66">~~~~~~~~~terminar con bona fide</text:p>
      <text:p text:style-name="P70"><text:span text:style-name="T133">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0"/>
      <text:p text:style-name="P76">Su perfil de expresion no se vuelve flat or noisy bajo ninguna de las condiciones estudiadasFIG 22 B Analisis funcional de ellos FIG 22 C comentar con biblio que son los mecanismos mas primitivos. </text:p>
      <text:p text:style-name="P75"/>
      <text:p text:style-name="P65"><text:span text:style-name="T130">(</text:span><text:span text:style-name="T131">A</text:span><text:span text:style-name="T130">)</text:span> <text:span text:style-name="T129">Venn diagram comparing circadian genes identified after LD entrainment (blue circle) and after SD entrainment (red circle). Only a reduced number of genes are identified as </text:span><text:span text:style-name="T132">bona fide</text:span> <text:span text:style-name="T129">circadian maintaining rhythmicity under the free running conditions LL and DD after both LD and SD entrainments. </text:span><text:span text:style-name="T131">B</text:span><text:span text:style-name="T130">)</text:span> <text:span text:style-name="T129">Gene expression profiles under LD, SD, LL and DD of </text:span><text:span text:style-name="T132">RuBisCO Activase</text:span> <text:span text:style-name="T129">(</text:span><text:span text:style-name="T132">ostta04g02510</text:span><text:span text:style-name="T129">, </text:span><text:span text:style-name="T132">RCA</text:span><text:span text:style-name="T129">) exemplifying </text:span><text:span text:style-name="T132">bona fide</text:span> <text:span text:style-name="T129">circadian genes that maintain rhythmicity under</text:span> <text:span text:style-name="T129">light/dark cycles as well as free running conditions. </text:span><text:span text:style-name="T130">(</text:span><text:span text:style-name="T131">C)</text:span> <text:span text:style-name="T129">Treemap summarizing the biological processes significantly enriched over the </text:span><text:span text:style-name="T132">bona fide</text:span> <text:span text:style-name="T129">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4">(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text:soft-page-break/>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4"/>
      <text:p text:style-name="P94"/>
      <text:p text:style-name="P109">fig3 (efecto de estacionalidad, cambio de fase, amplitud, y </text:p>
      <text:p text:style-name="P106">Buscar discusion de amplitude reduction and phase anticipation</text:p>
      <text:p text:style-name="P112"><text:span text:style-name="T57">en otros organismos ya se ha visto el phase adaptation al photoperiodo </text:span><text:span text:style-name="T58">as well as effects over amplitude</text:span><text:span text:style-name="T57">: </text:span></text:p>
      <text:p text:style-name="P112"><text:span text:style-name="T57">humanos (</text:span>Seasonal covariation of the circadian phases of rectal temperature and slow wave sleep onset<text:span text:style-name="T144">) (</text:span>Day-night and seasonal variation of human gene expression across tissues<text:span text:style-name="T144">), </text:span></text:p>
      <text:p text:style-name="P112"/>
      <text:p text:style-name="P117">hamster (<text:span text:style-name="T145">Photoperiod differentially regulates the expression of Per1 and ICER in the pars tuberalis and the suprachiasmatic nucleus of the Siberian hamster)</text:span></text:p>
      <text:p text:style-name="P117"><text:span text:style-name="T145"/></text:p>
      <text:p text:style-name="P117"><text:span text:style-name="T145">rat (</text:span><text:span text:style-name="T146">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7"> </text:span></text:p>
      <text:p text:style-name="P114"><text:span text:style-name="T150">plantas </text:span><text:span text:style-name="T152">y alga: </text:span><text:span text:style-name="T150">(</text:span>Circadian Regulation of the Plant Transcriptome Under Natural Conditions<text:span text:style-name="T150">), </text:span><text:span text:style-name="T151">(Photoperiod-dependent changes in the phase of core clock transcripts and global transcriptional outputs at dawn and dusk in Arabidopsis)</text:span><text:span text:style-name="T150"> </text:span><text:span text:style-name="T151">globally se ve en ambas cambio en la fase pero no en la amplitud. En cambio al fijarse en genes concretos si encuentran cambios en amplitud en algunos pero algunos sube y otros bajan.</text:span></text:p>
      <text:p text:style-name="P114"><text:soft-page-break/><text:span text:style-name="T151">C</text:span><text:span text:style-name="T152">hlamy similar, que se ve por ejemplo a CrCO con mas amplitud en SD. (Chlamydomonas CONSTANS and the Evolution of Plant Photoperiodic Signaling)</text:span></text:p>
      <text:p text:style-name="P113"><text:span text:style-name="T150"/></text:p>
      <text:p text:style-name="P109">dobles picos </text:p>
      <text:p text:style-name="P108">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8">An increasing number of genes, namely 1171 genes, presented a more complex rhythmic expression </text:p>
      <text:p text:style-name="P108">pattern cycling twice in a day presenting two expression peaks with an apparent period of 12 hours. </text:p>
      <text:p text:style-name="P108">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8">Adjuntar quizas enlace a youtube para ver el gif?</text:p>
      <text:p text:style-name="P110"><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3">)</text:span><text:span text:style-name="T59">, aunque al reanalizar datos e distintos organismos bajo SD o 12-12 encontramos este mismo patrón en genes similares ortologos en mayor o menor medida</text:span></text:p>
      <text:p text:style-name="P111"><text:span text:style-name="T59">T</text:span><text:span text:style-name="T62">EORIA SOBRE LAS HORAS A LAS QUE PICAN LOS SECONDARY PEAKS: </text:span><text:span text:style-name="T74">The Vehicle Cargo Hypothesis. Likened to increasing traffic</text:span><text:span text:style-name="T61"><text:line-break/></text:span><text:span text:style-name="T74">at the two “rush” hours at each dawn and dusk on the highway, 12-h</text:span><text:span text:style-name="T61"><text:line-break/></text:span><text:span text:style-name="T74">rhythms of CEDIF gene expression peaking at dawn (ZT0) and dusk</text:span><text:span text:style-name="T61"><text:line-break/></text:span><text:span text:style-name="T74">(ZT12) imply the existence of a 12-h oscillation of the trafficking</text:span><text:span text:style-name="T61"><text:line-break/></text:span><text:span text:style-name="T74">capacity of the genetic information flow that also peaks at ZT0 and</text:span><text:span text:style-name="T61"><text:line-break/></text:span><text:span text:style-name="T74">ZT12 in mammalian cells. The CEDIF encompasses the progressive</text:span><text:span text:style-name="T61"><text:line-break/></text:span><text:span text:style-name="T74">molecular processing steps from transcription initiation, mRNA pro-</text:span><text:span text:style-name="T61"><text:line-break/></text:span><text:span text:style-name="T74">cessing, ribosome biogenesis, translation, all the way to protein fold-</text:span><text:span text:style-name="T61"><text:line-break/></text:span><text:span text:style-name="T74">ing/processing/sorting in the ER and Golgi. At this point, it remains</text:span><text:span text:style-name="T61"><text:line-break/></text:span><text:span text:style-name="T74">to be determined whether it is the total number of molecules that</text:span><text:span text:style-name="T61"><text:line-break/></text:span><text:span text:style-name="T74">undergo processing or the metabolic rate of processing (or both) that</text:span><text:span text:style-name="T61"><text:line-break/></text:span><text:soft-page-break/><text:span text:style-name="T74">exhibits a 12-h oscillation. The 12-h rhythms of CEDIF gene expres-</text:span><text:span text:style-name="T61"><text:line-break/></text:span><text:span text:style-name="T74">sion is in turn transcriptionally regulated by the XBP1s expression/</text:span><text:span text:style-name="T61"><text:line-break/></text:span><text:span text:style-name="T74">activity, which also peaks at ZT0 and ZT12</text:span></text:p>
      <text:p text:style-name="P111"><text:span text:style-name="T74"/></text:p>
      <text:p text:style-name="P118"><text:span text:style-name="T71">b</text:span><text:span text:style-name="T72">imodal:</text:span><text:span text:style-name="T61"> </text:span></text:p>
      <text:p text:style-name="P119"><text:span text:style-name="T61">en mammals: </text:span></text:p>
      <text:p text:style-name="P119"><text:span text:style-name="T61">-mice Bimodal Clock Gene Expression in Mouse Suprachiasmatic Nucleus and Peripheral Tissues Under a 7-Hour Light and 5-Hour Dark Schedule</text:span></text:p>
      <text:p text:style-name="P119"><text:span text:style-name="T61"/></text:p>
      <text:p text:style-name="P119"><text:span text:style-name="T61">-otros: </text:span></text:p>
      <text:p text:style-name="P116"><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19"><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19"><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19"><text:span text:style-name="T66">-gorrion: D16:8 this bird had a bimodal pattern with a major activity component after dawn and a minor activity component preceding dusk. (Direct and Circadian Control of Sparrow Behavior by Light and Dark)</text:span></text:p>
      <text:p text:style-name="P119"><text:span text:style-name="T65"/></text:p>
      <text:p text:style-name="P118"><text:span text:style-name="T61">en euglena: </text:span></text:p>
      <text:p text:style-name="P118"><text:soft-page-break/><text:span text:style-name="T61">-bimodal under free running cAMP content Circadian Clock Regulation of the Bimodal Rhythm of Cyclic AMP in Wild-type Euglena</text:span></text:p>
      <text:p text:style-name="P118"><text:span text:style-name="T61"/></text:p>
      <text:p text:style-name="P118"><text:span text:style-name="T61">en plantas:</text:span></text:p>
      <text:p text:style-name="P115"><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15"><text:span text:style-name="T61">-</text:span><text:span text:style-name="T67">Maiz: Maize global transcriptomics reveals pervasive leaf diurnal rhythms but rhythms in developing ears are largely limited to the core oscillator </text:span></text:p>
      <text:p text:style-name="P115"><text:span text:style-name="T67"/></text:p>
      <text:p text:style-name="P118"><text:span text:style-name="T61"/></text:p>
      <text:p text:style-name="P109">programa trans) ,</text:p>
      <text:p text:style-name="P106"/>
      <text:p text:style-name="P106"/>
      <text:p text:style-name="P105"/>
      <text:p text:style-name="P105"/>
      <text:p text:style-name="P105"/>
      <text:p text:style-name="P105"/>
      <text:p text:style-name="P105">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08T12:46:06.869468196</dc:date>
    <meta:editing-duration>P8DT25M2S</meta:editing-duration>
    <meta:editing-cycles>50</meta:editing-cycles>
    <meta:generator>LibreOffice/6.4.7.2$Linux_X86_64 LibreOffice_project/40$Build-2</meta:generator>
    <meta:document-statistic meta:table-count="0" meta:image-count="2" meta:object-count="0" meta:page-count="25" meta:paragraph-count="217" meta:word-count="9554" meta:character-count="62544" meta:non-whitespace-character-count="53132"/>
  </office:meta>
</office:document-meta>
</file>